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4.023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4.023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loext:graphic-properties draw:fill="solid" draw:fill-color="#1f497d"/>
      <style:paragraph-properties fo:text-align="center" style:justify-single-word="false" fo:background-color="#1f497d">
        <style:tab-stops>
          <style:tab-stop style:position="3cm"/>
        </style:tab-stops>
      </style:paragraph-properties>
    </style:style>
    <style:style style:name="P2" style:family="paragraph" style:parent-style-name="Standard">
      <loext:graphic-properties draw:fill="solid" draw:fill-color="#1f497d"/>
      <style:paragraph-properties fo:text-align="center" style:justify-single-word="false" fo:background-color="#1f497d">
        <style:tab-stops>
          <style:tab-stop style:position="3cm"/>
        </style:tab-stops>
      </style:paragraph-properties>
      <style:text-properties fo:color="#ffffff" loext:opacity="100%" style:font-name="Calibri" fo:font-size="12pt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P6" style:family="paragraph" style:parent-style-name="Standard">
      <loext:graphic-properties draw:fill="solid" draw:fill-color="#1f497d"/>
      <style:paragraph-properties fo:text-align="center" style:justify-single-word="false" fo:background-color="#1f497d">
        <style:tab-stops>
          <style:tab-stop style:position="3cm"/>
        </style:tab-stops>
      </style:paragraph-properties>
      <style:text-properties fo:color="#ffffff" loext:opacity="100%" style:font-name="Calibri" fo:font-size="18pt" style:font-size-asian="18pt" style:font-size-complex="18pt"/>
    </style:style>
    <style:style style:name="P7" style:family="paragraph" style:parent-style-name="Standard">
      <loext:graphic-properties draw:fill="solid" draw:fill-color="#1f497d"/>
      <style:paragraph-properties fo:background-color="#1f497d">
        <style:tab-stops>
          <style:tab-stop style:position="3cm"/>
        </style:tab-stops>
      </style:paragraph-properties>
      <style:text-properties fo:color="#ffffff" loext:opacity="100%" style:font-name="Calibri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line-height="100%"/>
      <style:text-properties fo:color="#00000a" loext:opacity="100%" style:font-name="Calibri" fo:font-size="12pt" officeooo:paragraph-rsid="001598c3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solid" draw:fill-color="#1f497d"/>
      <style:paragraph-properties fo:background-color="#1f497d">
        <style:tab-stops>
          <style:tab-stop style:position="3cm"/>
        </style:tab-stops>
      </style:paragraph-properties>
      <style:text-properties style:font-name="Calibri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Calibri" fo:font-size="12pt" style:font-size-asian="12pt" style:font-size-complex="12pt"/>
    </style:style>
    <style:style style:name="P12" style:family="paragraph" style:parent-style-name="Standard">
      <loext:graphic-properties draw:fill="solid" draw:fill-color="#1f497d"/>
      <style:paragraph-properties fo:background-color="#1f497d">
        <style:tab-stops>
          <style:tab-stop style:position="3cm"/>
        </style:tab-stops>
      </style:paragraph-properties>
      <style:text-properties style:font-name="Calibri" fo:font-size="12pt" style:font-size-asian="12pt" style:font-size-complex="12pt"/>
    </style:style>
    <style:style style:name="P13" style:family="paragraph" style:parent-style-name="Standard">
      <style:paragraph-properties fo:line-height="115%">
        <style:tab-stops>
          <style:tab-stop style:position="3cm"/>
        </style:tab-stops>
      </style:paragraph-properties>
      <style:text-properties style:font-name="Calibri" fo:font-size="12pt" style:font-size-asian="12pt" style:font-size-complex="12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style:font-size-asian="12pt" style:font-size-complex="12pt"/>
    </style:style>
    <style:style style:name="P15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0ca622" style:font-size-asian="12pt" style:font-size-complex="12pt"/>
    </style:style>
    <style:style style:name="P16" style:family="paragraph" style:parent-style-name="Standard">
      <loext:graphic-properties draw:fill="solid" draw:fill-color="#1f497d"/>
      <style:paragraph-properties fo:background-color="#1f497d">
        <style:tab-stops>
          <style:tab-stop style:position="3cm"/>
        </style:tab-stops>
      </style:paragraph-properties>
    </style:style>
    <style:style style:name="P17" style:family="paragraph" style:parent-style-name="Table_20_Contents">
      <style:text-properties fo:font-size="12pt" style:font-size-asian="12pt" style:font-size-complex="12pt"/>
    </style:style>
    <style:style style:name="P18" style:family="paragraph" style:parent-style-name="Table_20_Contents">
      <style:text-properties fo:font-size="12pt" officeooo:rsid="000c2562" officeooo:paragraph-rsid="000c2562" style:font-size-asian="12pt" style:font-size-complex="12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style:font-name="Calibri" fo:language="de" fo:country="CH"/>
    </style:style>
    <style:style style:name="T3" style:family="text">
      <style:text-properties fo:color="#ffffff" loext:opacity="100%" style:font-name="Calibri" fo:language="de" fo:country="CH" officeooo:rsid="000a0793"/>
    </style:style>
    <style:style style:name="T4" style:family="text">
      <style:text-properties fo:color="#ffffff" loext:opacity="100%" style:font-name="Calibri" fo:language="de" fo:country="CH" officeooo:rsid="000a0793" style:font-name-asian="Symbol1" style:font-name-complex="Symbol1"/>
    </style:style>
    <style:style style:name="T5" style:family="text">
      <style:text-properties fo:color="#ffffff" loext:opacity="100%" style:font-name="Calibri" fo:language="en" fo:country="US"/>
    </style:style>
    <style:style style:name="T6" style:family="text">
      <style:text-properties fo:color="#ffffff" loext:opacity="100%" style:font-name="Calibri" fo:language="en" fo:country="US" officeooo:rsid="000a0793"/>
    </style:style>
    <style:style style:name="T7" style:family="text">
      <style:text-properties fo:color="#ffffff" loext:opacity="100%" style:font-name="Calibri" fo:font-size="18pt" style:font-size-asian="18pt" style:font-size-complex="18pt"/>
    </style:style>
    <style:style style:name="T8" style:family="text">
      <style:text-properties fo:color="#ffffff" loext:opacity="100%" style:font-name="Calibri" fo:font-size="18pt" officeooo:rsid="00085613" style:font-size-asian="18pt" style:font-size-complex="18pt"/>
    </style:style>
    <style:style style:name="T9" style:family="text">
      <style:text-properties fo:color="#ffffff" loext:opacity="100%" style:font-name="Calibri" fo:font-size="12pt" fo:font-weight="bold" style:font-size-asian="12pt" style:font-weight-asian="bold" style:font-size-complex="12pt"/>
    </style:style>
    <style:style style:name="T10" style:family="text">
      <style:text-properties fo:color="#ffffff" loext:opacity="100%" style:font-name="Symbol" style:font-name-asian="Symbol1" style:font-name-complex="Symbol1"/>
    </style:style>
    <style:style style:name="T11" style:family="text">
      <style:text-properties fo:color="#ffffff" loext:opacity="100%" fo:font-weight="bold" style:font-weight-asian="bold"/>
    </style:style>
    <style:style style:name="T12" style:family="text">
      <style:text-properties fo:color="#ffffff" loext:opacity="100%" fo:font-weight="bold" officeooo:rsid="000ca622" style:font-weight-asian="bold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fo:color="#000000" loext:opacity="100%" style:font-name="Calibri" fo:font-size="12pt" style:font-size-asian="12pt" style:font-size-complex="12pt"/>
    </style:style>
    <style:style style:name="T15" style:family="text">
      <style:text-properties officeooo:rsid="00094e09"/>
    </style:style>
    <style:style style:name="T16" style:family="text">
      <style:text-properties officeooo:rsid="000ae67a"/>
    </style:style>
    <style:style style:name="T17" style:family="text">
      <style:text-properties officeooo:rsid="000ca622"/>
    </style:style>
    <style:style style:name="T18" style:family="text">
      <style:text-properties officeooo:rsid="0010992d"/>
    </style:style>
    <style:style style:name="T19" style:family="text">
      <style:text-properties officeooo:rsid="001598c3" style:font-name-asian="Times New Roman1" style:language-asian="da" style:country-asian="DK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<text:s/></text:span><text:span text:style-name="T8">[NAME]</text:span></text:p>
      <text:p text:style-name="P6">LEBENSLAUF</text:p>
      <text:p text:style-name="P2"/>
      <text:p text:style-name="P1"><text:span text:style-name="T7">• </text:span><text:span text:style-name="T8">[POWER_WORD1]</text:span><text:span text:style-name="T7"> • </text:span><text:span text:style-name="T8">[POWER_WORD2]</text:span><text:span text:style-name="T7"> • </text:span><text:span text:style-name="T8">[POWER_WORD3]</text:span><text:span text:style-name="T7"> •</text:span></text:p>
      <text:p text:style-name="P3"/>
      <text:p text:style-name="P5"/>
      <text:p text:style-name="P7"><text:s/>ZUSAMMENFASSUNG</text:p>
      <text:p text:style-name="P8"><text:span text:style-name="T19">[SHORT_DESCRIPTION]</text:span></text:p>
      <text:p text:style-name="P3"/>
      <text:p text:style-name="P10"><text:span text:style-name="T1">BERUFLICHE QUALIFIKATIONEN</text:span></text:p>
      <text:section text:style-name="Sect1" text:name="skills-section">
        <text:p text:style-name="P9"><text:span text:style-name="T16">[CV_UNIT_NAME]</text:span></text:p>
        <text:p text:style-name="P3"><text:span text:style-name="T16">[CV_UNIT_CONTENT]</text:span></text:p>
        <text:p text:style-name="P3"/>
      </text:section>
      <text:p text:style-name="P3"/>
      <text:p text:style-name="P12"><text:span text:style-name="T11">AUSBILDUNG/SCHULUNGEN</text:span></text:p>
      <text:section text:style-name="Sect1" text:name="education-section">
        <table:table table:name="Table1" table:style-name="Table1">
          <table:table-column table:style-name="Table1.A"/>
          <table:table-column table:style-name="Table1.B"/>
          <table:table-row table:style-name="TableLine94181238235632">
            <table:table-cell table:style-name="Table1.A1" office:value-type="string">
              <text:p text:style-name="P18">[CV_UNIT_START_DATE_YEAR] – [CV_UNIT_END_DATE_YEAR]</text:p>
            </table:table-cell>
            <table:table-cell table:style-name="Table1.A1" office:value-type="string">
              <text:p text:style-name="P18">[CV_UNIT_NAME]</text:p>
            </table:table-cell>
          </table:table-row>
        </table:table>
      </text:section>
      <text:p text:style-name="Text_20_body"/>
      <text:p text:style-name="P16"><text:span text:style-name="T9">BERUFLICHE KARRIERE</text:span><text:span text:style-name="T13"> </text:span></text:p>
      <text:section text:style-name="Sect1" text:name="experience-section">
        <table:table table:name="Table2" table:style-name="Table2">
          <table:table-column table:style-name="Table2.A"/>
          <table:table-column table:style-name="Table2.B"/>
          <table:table-row table:style-name="TableLine94181237380400">
            <table:table-cell table:style-name="Table2.A1" office:value-type="string">
              <text:p text:style-name="P18">[CV_UNIT_START_DATE_YEAR] – [CV_UNIT_END_DATE_YEAR]</text:p>
            </table:table-cell>
            <table:table-cell table:style-name="Table2.A1" office:value-type="string">
              <text:p text:style-name="P18">[CV_UNIT_NAME]</text:p>
            </table:table-cell>
          </table:table-row>
        </table:table>
      </text:section>
      <text:p text:style-name="Text_20_body"/>
      <text:p text:style-name="P12"><text:span text:style-name="T12">Über mich</text:span></text:p>
      <text:p text:style-name="P15">[LONG_DESCRIPTION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style:font-name-asian="Calibri1" style:font-family-asian="Calibri" style:font-family-generic-asian="system" style:font-pitch-asian="variable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Überschrift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Kopfzeile_20_Zchn" style:display-name="Kopfzeile Zchn" style:family="text" style:parent-style-name="Default_20_Paragraph_20_Font">
      <style:text-properties fo:color="#000000" loext:opacity="100%" style:font-name="Arial" fo:font-family="Arial" style:font-family-generic="roman" style:font-pitch="variable" fo:language="de" fo:country="DE" style:font-name-asian="Calibri1" style:font-family-asian="Calibri" style:font-family-generic-asian="system" style:font-pitch-asian="variable" style:language-asian="ja" style:country-asian="JP"/>
    </style:style>
    <style:style style:name="Fußzeile_20_Zchn" style:display-name="Fußzeile Zchn" style:family="text" style:parent-style-name="Default_20_Paragraph_20_Font">
      <style:text-properties fo:color="#000000" loext:opacity="100%" style:font-name="Arial" fo:font-family="Arial" style:font-family-generic="roman" style:font-pitch="variable" fo:language="de" fo:country="DE" style:font-name-asian="Calibri1" style:font-family-asian="Calibri" style:font-family-generic-asian="system" style:font-pitch-asian="variable" style:language-asian="ja" style:country-asian="JP"/>
    </style:style>
    <style:style style:name="Sprechblasentext_20_Zchn" style:display-name="Sprechblasentext Zchn" style:family="text" style:parent-style-name="Default_20_Paragraph_20_Font">
      <style:text-properties fo:color="#000000" loext:opacity="100%" style:font-name="Tahoma" fo:font-family="Tahoma" style:font-family-generic="roman" style:font-pitch="variable" fo:font-size="8pt" fo:language="de" fo:country="DE" style:font-name-asian="Calibri1" style:font-family-asian="Calibri" style:font-family-generic-asian="system" style:font-pitch-asian="variable" style:font-size-asian="8pt" style:language-asian="ja" style:country-asian="JP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3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3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1f497d"/>
      <style:paragraph-properties fo:text-align="center" style:justify-single-word="false" fo:background-color="#1f497d">
        <style:tab-stops>
          <style:tab-stop style:position="3cm"/>
        </style:tab-stops>
      </style:paragraph-properties>
    </style:style>
    <style:style style:name="MT1" style:family="text">
      <style:text-properties fo:color="#ffffff" loext:opacity="100%" style:font-name="Calibri" fo:language="de" fo:country="CH" officeooo:rsid="000a0793"/>
    </style:style>
    <style:style style:name="MT2" style:family="text">
      <style:text-properties fo:color="#ffffff" loext:opacity="100%" style:font-name="Calibri" fo:language="de" fo:country="CH"/>
    </style:style>
    <style:style style:name="MT3" style:family="text">
      <style:text-properties fo:color="#ffffff" loext:opacity="100%" style:font-name="Symbol" style:font-name-asian="Symbol1" style:font-name-complex="Symbol1"/>
    </style:style>
    <style:style style:name="MT4" style:family="text">
      <style:text-properties fo:color="#ffffff" loext:opacity="100%" style:font-name="Calibri" fo:language="de" fo:country="CH" officeooo:rsid="000a0793" style:font-name-asian="Symbol1" style:font-name-complex="Symbol1"/>
    </style:style>
    <style:style style:name="MT5" style:family="text">
      <style:text-properties fo:color="#ffffff" loext:opacity="100%" style:font-name="Calibri" fo:language="en" fo:country="US" officeooo:rsid="000a0793"/>
    </style:style>
    <style:style style:name="MT6" style:family="text">
      <style:text-properties fo:color="#ffffff" loext:opacity="100%" style:font-name="Calibri" fo:language="en" fo:country="US"/>
    </style:style>
    <style:page-layout style:name="Mpm1">
      <style:page-layout-properties fo:page-width="21.001cm" fo:page-height="29.7cm" style:num-format="1" style:print-orientation="portrait" fo:margin-top="0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2cm" fo:margin-left="0cm" fo:margin-right="0cm" fo:margin-bottom="1.901cm" style:dynamic-spacing="true"/>
      </style:header-style>
      <style:footer-style>
        <style:header-footer-properties fo:min-height="1.002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[NAME]</text:span><text:span text:style-name="MT2"> </text:span><text:span text:style-name="MT3"></text:span><text:span text:style-name="MT2"> geboren am </text:span><text:span text:style-name="MT1">[LOCALIZED_BIRTH_DAY]</text:span><text:span text:style-name="MT2"> </text:span><text:span text:style-name="MT3"> </text:span><text:span text:style-name="MT4">[WEBSITE]</text:span></text:p>
        <text:p text:style-name="MP1"><text:span text:style-name="MT5">[STREET]</text:span><text:span text:style-name="MT6"> </text:span><text:span text:style-name="MT3"></text:span><text:span text:style-name="MT6"> </text:span><text:span text:style-name="MT5">[PLZ_WITH_LOCATION]</text:span><text:span text:style-name="MT6"> </text:span><text:span text:style-name="MT3"></text:span><text:span text:style-name="MT6"> </text:span><text:span text:style-name="MT5">[EMAIL]</text:span><text:span text:style-name="MT6"> </text:span><text:span text:style-name="MT3"></text:span><text:span text:style-name="MT6"> </text:span><text:span text:style-name="MT5">[PHONE]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egrethe Jansler</meta:initial-creator>
    <meta:editing-cycles>26</meta:editing-cycles>
    <meta:print-date>2017-09-21T06:44:00</meta:print-date>
    <meta:creation-date>2017-01-27T07:00:00</meta:creation-date>
    <dc:date>2021-07-31T22:23:43.539717726</dc:date>
    <dc:language>de-CH</dc:language>
    <meta:editing-duration>PT17M50S</meta:editing-duration>
    <meta:generator>LibreOffice/7.1.4.2$Linux_X86_64 LibreOffice_project/a529a4fab45b75fefc5b6226684193eb000654f6</meta:generator>
    <meta:document-statistic meta:table-count="2" meta:image-count="0" meta:object-count="0" meta:page-count="1" meta:paragraph-count="18" meta:word-count="41" meta:character-count="459" meta:non-whitespace-character-count="431"/>
    <meta:user-defined meta:name="AppVersion">16.0000</meta:user-defined>
    <meta:user-defined meta:name="Company">Hewlett-Packard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25202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